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25-09-19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25-06-10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25-03-25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24-12-16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24-09-25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24-06-26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24-03-21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23-12-22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23-09-11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23-06-12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23-03-30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22-12-28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22-09-19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22-06-24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22-03-25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21-12-15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21-09-17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21-06-23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21-03-31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20-12-31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422" calcext:value-type="float">
            <text:p>3.2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1964" calcext:value-type="float">
            <text:p>3.52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8788" calcext:value-type="float">
            <text:p>4.01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6684" calcext:value-type="float">
            <text:p>3.18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7436" calcext:value-type="float">
            <text:p>3.1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482" calcext:value-type="float">
            <text:p>4.27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4108" calcext:value-type="float">
            <text:p>4.67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1044" calcext:value-type="float">
            <text:p>3.78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9336" calcext:value-type="float">
            <text:p>4.3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5236" calcext:value-type="float">
            <text:p>4.55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6452" calcext:value-type="float">
            <text:p>3.61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0604" calcext:value-type="float">
            <text:p>4.0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4756" calcext:value-type="float">
            <text:p>4.52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0684" calcext:value-type="float">
            <text:p>4.71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762" calcext:value-type="float">
            <text:p>3.81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9412" calcext:value-type="float">
            <text:p>4.43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87" calcext:value-type="float">
            <text:p>4.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718" calcext:value-type="float">
            <text:p>4.10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1148" calcext:value-type="float">
            <text:p>3.85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762" calcext:value-type="float">
            <text:p>3.81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8528" calcext:value-type="float">
            <text:p>4.4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1436" calcext:value-type="float">
            <text:p>4.63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0916" calcext:value-type="float">
            <text:p>4.28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2788" calcext:value-type="float">
            <text:p>5.54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8328" calcext:value-type="float">
            <text:p>5.4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39" calcext:value-type="float">
            <text:p>4.53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7948" calcext:value-type="float">
            <text:p>4.91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822" calcext:value-type="float">
            <text:p>4.80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7650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52" meta:object-count="0"/>
    <meta:user-defined meta:name="AppVersion">3.0</meta:user-defined>
  </office:meta>
</office:document-meta>
</file>